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4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Contents">
      <style:text-properties officeooo:rsid="001b7205" officeooo:paragraph-rsid="001b7205"/>
    </style:style>
    <style:style style:name="P4" style:family="paragraph" style:parent-style-name="Table_20_Heading">
      <style:text-properties officeooo:rsid="001b7205" officeooo:paragraph-rsid="001b7205"/>
    </style:style>
    <style:style style:name="P5" style:family="paragraph" style:parent-style-name="Table_20_Contents">
      <style:text-properties officeooo:rsid="001b7205" officeooo:paragraph-rsid="0032694d"/>
    </style:style>
    <style:style style:name="P6" style:family="paragraph" style:parent-style-name="Table_20_Contents">
      <style:text-properties officeooo:rsid="001b7205" officeooo:paragraph-rsid="00344e38"/>
    </style:style>
    <style:style style:name="P7" style:family="paragraph" style:parent-style-name="Table_20_Contents">
      <style:text-properties officeooo:rsid="001b7205" officeooo:paragraph-rsid="003d411d"/>
    </style:style>
    <style:style style:name="P8" style:family="paragraph" style:parent-style-name="Table_20_Contents">
      <style:text-properties officeooo:rsid="001c2620" officeooo:paragraph-rsid="001c2620"/>
    </style:style>
    <style:style style:name="P9" style:family="paragraph" style:parent-style-name="Table_20_Contents">
      <style:text-properties officeooo:paragraph-rsid="001ebcb1"/>
    </style:style>
    <style:style style:name="P10" style:family="paragraph" style:parent-style-name="Text_20_body">
      <style:paragraph-properties fo:text-align="center" style:justify-single-word="false"/>
      <style:text-properties officeooo:paragraph-rsid="00246b53"/>
    </style:style>
    <style:style style:name="P11" style:family="paragraph" style:parent-style-name="Table_20_Contents">
      <style:text-properties officeooo:paragraph-rsid="002697ab"/>
    </style:style>
    <style:style style:name="P12" style:family="paragraph" style:parent-style-name="Table_20_Contents">
      <style:text-properties officeooo:paragraph-rsid="002e2d3e"/>
    </style:style>
    <style:style style:name="P13" style:family="paragraph" style:parent-style-name="Standard">
      <style:text-properties fo:font-weight="bold" officeooo:paragraph-rsid="003b6959" style:font-weight-asian="bold" style:font-weight-complex="bold"/>
    </style:style>
    <style:style style:name="P14" style:family="paragraph" style:parent-style-name="Standard">
      <style:text-properties fo:font-weight="bold" officeooo:paragraph-rsid="003b6959" style:font-weight-asian="bold"/>
    </style:style>
    <style:style style:name="P15" style:family="paragraph" style:parent-style-name="Standard">
      <style:text-properties officeooo:paragraph-rsid="003b6959"/>
    </style:style>
    <style:style style:name="P16" style:family="paragraph" style:parent-style-name="Table_20_Contents">
      <style:text-properties officeooo:paragraph-rsid="003cd703"/>
    </style:style>
    <style:style style:name="P17" style:family="paragraph" style:parent-style-name="Table_20_Contents">
      <style:text-properties officeooo:paragraph-rsid="004033d6"/>
    </style:style>
    <style:style style:name="P18" style:family="paragraph" style:parent-style-name="Table_20_Contents">
      <style:text-properties officeooo:rsid="001b7205" officeooo:paragraph-rsid="0045be9f"/>
    </style:style>
    <style:style style:name="P19" style:family="paragraph" style:parent-style-name="Table_20_Contents">
      <style:text-properties officeooo:rsid="001b7205" officeooo:paragraph-rsid="003d411d"/>
    </style:style>
    <style:style style:name="P20" style:family="paragraph" style:parent-style-name="Table_20_Contents">
      <style:text-properties officeooo:rsid="001c2620" officeooo:paragraph-rsid="0045be9f"/>
    </style:style>
    <style:style style:name="P21" style:family="paragraph" style:parent-style-name="Table_20_Contents">
      <style:text-properties officeooo:paragraph-rsid="004ab3a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423407" style:font-size-asian="12pt" style:font-size-complex="12pt"/>
    </style:style>
    <style:style style:name="T5" style:family="text">
      <style:text-properties officeooo:rsid="001b7205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246b53"/>
    </style:style>
    <style:style style:name="T9" style:family="text">
      <style:text-properties officeooo:rsid="002697ab"/>
    </style:style>
    <style:style style:name="T10" style:family="text">
      <style:text-properties fo:font-size="14pt" officeooo:rsid="001b7205" style:font-size-asian="14pt" style:font-size-complex="14pt"/>
    </style:style>
    <style:style style:name="T11" style:family="text">
      <style:text-properties fo:font-size="14pt" officeooo:rsid="00079aa8" style:font-size-asian="14pt" style:font-size-complex="14pt"/>
    </style:style>
    <style:style style:name="T12" style:family="text">
      <style:text-properties fo:font-size="14pt" officeooo:rsid="002dad21" style:font-size-asian="14pt" style:font-size-complex="14pt"/>
    </style:style>
    <style:style style:name="T13" style:family="text">
      <style:text-properties fo:font-size="14pt" officeooo:rsid="002e1f4c" style:font-size-asian="14pt" style:font-size-complex="14pt"/>
    </style:style>
    <style:style style:name="T14" style:family="text">
      <style:text-properties fo:font-size="14pt" officeooo:rsid="0044241a" style:font-size-asian="14pt" style:font-size-complex="14pt"/>
    </style:style>
    <style:style style:name="T15" style:family="text">
      <style:text-properties officeooo:rsid="002aee4a"/>
    </style:style>
    <style:style style:name="T16" style:family="text">
      <style:text-properties officeooo:rsid="002e1f4c"/>
    </style:style>
    <style:style style:name="T17" style:family="text">
      <style:text-properties officeooo:rsid="002e2d3e"/>
    </style:style>
    <style:style style:name="T18" style:family="text">
      <style:text-properties officeooo:rsid="002faa2e"/>
    </style:style>
    <style:style style:name="T19" style:family="text">
      <style:text-properties officeooo:rsid="00310977"/>
    </style:style>
    <style:style style:name="T20" style:family="text">
      <style:text-properties officeooo:rsid="00325165"/>
    </style:style>
    <style:style style:name="T21" style:family="text">
      <style:text-properties officeooo:rsid="00344e38"/>
    </style:style>
    <style:style style:name="T22" style:family="text">
      <style:text-properties officeooo:rsid="0036e770"/>
    </style:style>
    <style:style style:name="T23" style:family="text">
      <style:text-properties officeooo:rsid="001cc876"/>
    </style:style>
    <style:style style:name="T24" style:family="text">
      <style:text-properties officeooo:rsid="0010d0c6"/>
    </style:style>
    <style:style style:name="T25" style:family="text">
      <style:text-properties officeooo:rsid="003d411d"/>
    </style:style>
    <style:style style:name="T26" style:family="text">
      <style:text-properties officeooo:rsid="003d9604"/>
    </style:style>
    <style:style style:name="T27" style:family="text">
      <style:text-properties officeooo:rsid="003e0133"/>
    </style:style>
    <style:style style:name="T28" style:family="text">
      <style:text-properties officeooo:rsid="004033d6"/>
    </style:style>
    <style:style style:name="T29" style:family="text">
      <style:text-properties officeooo:rsid="0044d53f"/>
    </style:style>
    <style:style style:name="T30" style:family="text">
      <style:text-properties officeooo:rsid="004ab3ac"/>
    </style:style>
    <style:style style:name="T31" style:family="text">
      <style:text-properties officeooo:rsid="004c1c0d"/>
    </style:style>
    <style:style style:name="T32" style:family="text">
      <style:text-properties officeooo:rsid="004c7dbf"/>
    </style:style>
    <style:style style:name="T33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3">Docente:<text:tab/><text:tab/>Bruce D. Marron</text:p>
      <text:p text:style-name="P13">Ciclo: <text:tab/><text:tab/><text:tab/>25-2</text:p>
      <text:p text:style-name="P15"><text:span text:style-name="T1">Materia: <text:tab/><text:tab/>T</text:span><text:span text:style-name="T2">erminología Especializada en Documentos de Tecnología e Ingeniería</text:span></text:p>
      <text:p text:style-name="P13">Curso:<text:tab/><text:tab/><text:tab/>IT062<text:span text:style-name="T24">7</text:span></text:p>
      <text:p text:style-name="P15"><text:span text:style-name="T1">Licenciatura: <text:tab/>I</text:span><text:span text:style-name="T2">nterpretación y Traduccíón</text:span></text:p>
      <text:p text:style-name="P14">Horario:<text:tab/><text:tab/>Jueves 16:00 – 19:00</text:p>
      <text:p text:style-name="P14">Grupo:<text:tab/><text:tab/>6A<text:span text:style-name="T23">2</text:span></text:p>
      <text:p text:style-name="Standard"/>
      <text:p text:style-name="P10"><text:span text:style-name="Strong_20_Emphasis"><text:span text:style-name="T14">Final </text:span></text:span><text:span text:style-name="Strong_20_Emphasis"><text:span text:style-name="T10">Exam </text:span></text:span><text:span text:style-name="Strong_20_Emphasis"><text:span text:style-name="T11"><text:s/></text:span></text:span><text:span text:style-name="Strong_20_Emphasis"><text:span text:style-name="T12">[Factor = </text:span></text:span><text:span text:style-name="Strong_20_Emphasis"><text:span text:style-name="T13">0.</text:span></text:span><text:span text:style-name="Strong_20_Emphasis"><text:span text:style-name="T12">]</text:span></text:span></text:p>
      <text:p text:style-name="P10"><text:span text:style-name="Strong_20_Emphasis"><text:span text:style-name="T3">Three (3) points awarded per subtask; subtasks evaluated on a scale of 0.0-1.0; </text:span></text:span><text:span text:style-name="Strong_20_Emphasis"><text:span text:style-name="T4">xx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4"><text:bookmark text:name="4_points_(good)"/>Accuracy <text:span text:style-name="T8">(1 pt)</text:span></text:p>
                  </table:table-cell>
                  <table:table-cell table:style-name="Table1.A1" office:value-type="string">
                    <text:p text:style-name="P4"><text:bookmark text:name="3_points_(satisfactory)"/>Completeness <text:span text:style-name="T8">(1 pt)</text:span></text:p>
                  </table:table-cell>
                  <table:table-cell table:style-name="Table1.A1" office:value-type="string">
                    <text:p text:style-name="P4"><text:bookmark text:name="2_points_(needs_improvement)"/>Sufficiency <text:span text:style-name="T8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"><text:span text:style-name="Strong_20_Emphasis"><text:span text:style-name="T5">Task 1 </text:span></text:span><text:span text:style-name="Strong_20_Emphasis"><text:span text:style-name="T22">(</text:span></text:span><text:span text:style-name="Strong_20_Emphasis"><text:span text:style-name="T30">3</text:span></text:span><text:span text:style-name="Strong_20_Emphasis"><text:span text:style-name="T22"> pts)</text:span></text:span></text:p>
                  <text:p text:style-name="P16"><text:span text:style-name="Strong_20_Emphasis"/></text:p>
                  <text:p text:style-name="P2"><text:span text:style-name="Strong_20_Emphasis"/></text:p>
                </table:table-cell>
                <table:table-cell table:style-name="Table1.A1" office:value-type="string">
                  <text:p text:style-name="P7"><text:span text:style-name="T29">R</text:span><text:span text:style-name="T7">esponse</text:span><text:span text:style-name="T25">s</text:span><text:span text:style-name="T7"> </text:span><text:span text:style-name="T29">is</text:span><text:span text:style-name="T16"> </text:span><text:span text:style-name="T6"><text:s/>provided: </text:span><text:span text:style-name="T29">a)</text:span><text:span text:style-name="T6"> </text:span><text:span text:style-name="T31">s</text:span><text:span text:style-name="T6">cientific language is professional jargon or</text:span> is <text:span text:style-name="T31">it </text:span>the language of objective complex thought; </text:p>
                  <text:p text:style-name="P18"><text:span text:style-name="T29">answers are</text:span><text:span text:style-name="T18"> highly accurate</text:span></text:p>
                  <text:p text:style-name="P7"/>
                </table:table-cell>
                <table:table-cell table:style-name="Table1.A1" office:value-type="string">
                  <text:p text:style-name="P18"><text:span text:style-name="T16">T</text:span><text:span text:style-name="T6">he a</text:span>ccount provide<text:span text:style-name="T6">s</text:span> complete information; <text:span text:style-name="T6">statements are complete, logical </text:span><text:span text:style-name="T15">and well-formed</text:span></text:p>
                  <text:p text:style-name="P18"/>
                </table:table-cell>
                <table:table-cell table:style-name="Table1.A1" office:value-type="string">
                  <text:p text:style-name="P20"><text:span text:style-name="T17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9"><text:span text:style-name="Strong_20_Emphasis"><text:span text:style-name="T7">Task 2 </text:span></text:span><text:span text:style-name="Strong_20_Emphasis"><text:span text:style-name="T22">(</text:span></text:span><text:span text:style-name="Strong_20_Emphasis"><text:span text:style-name="T30">3</text:span></text:span><text:span text:style-name="Strong_20_Emphasis"><text:span text:style-name="T22"> pts)</text:span></text:span></text:p>
                  <text:p text:style-name="P12"><text:span text:style-name="Strong_20_Emphasis"/></text:p>
                </table:table-cell>
                <table:table-cell table:style-name="Table1.A1" office:value-type="string">
                  <text:p text:style-name="P7"><text:span text:style-name="T29">R</text:span><text:span text:style-name="T7">esponse</text:span><text:span text:style-name="T25">s</text:span><text:span text:style-name="T7"> </text:span><text:span text:style-name="T29">is</text:span><text:span text:style-name="T16"> </text:span><text:span text:style-name="T6"><text:s/>provided: </text:span><text:span text:style-name="T29">a)</text:span><text:span text:style-name="T6"> </text:span><text:span text:style-name="T32">e</text:span><text:span text:style-name="T6">xplain the concept of mental models and how they guide scientific inquiry; </text:span><text:span text:style-name="T29">answers are</text:span><text:span text:style-name="T18"> highly accurate</text:span></text:p>
                  <text:p text:style-name="P7"/>
                </table:table-cell>
                <table:table-cell table:style-name="Table1.A1" office:value-type="string">
                  <text:p text:style-name="P18"><text:span text:style-name="T16">T</text:span><text:span text:style-name="T6">he a</text:span>ccount provide<text:span text:style-name="T6">s</text:span> complete information; <text:span text:style-name="T6">statements are complete, logical </text:span><text:span text:style-name="T15">and well-formed</text:span></text:p>
                  <text:p text:style-name="P18"/>
                </table:table-cell>
                <table:table-cell table:style-name="Table1.A1" office:value-type="string">
                  <text:p text:style-name="P20"><text:span text:style-name="T17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11"><text:span text:style-name="Strong_20_Emphasis"><text:span text:style-name="T9">Task </text:span></text:span><text:span text:style-name="Strong_20_Emphasis"><text:span text:style-name="T27">3</text:span></text:span><text:span text:style-name="Strong_20_Emphasis"><text:span text:style-name="T9"> </text:span></text:span><text:span text:style-name="Strong_20_Emphasis"><text:span text:style-name="T22">(</text:span></text:span><text:span text:style-name="Strong_20_Emphasis"><text:span text:style-name="T30">3</text:span></text:span><text:span text:style-name="Strong_20_Emphasis"><text:span text:style-name="T22"> pts)</text:span></text:span></text:p>
                  <text:p text:style-name="P17"><text:span text:style-name="Strong_20_Emphasis"/></text:p>
                </table:table-cell>
                <table:table-cell table:style-name="Table1.A4" office:value-type="string">
                  <text:p text:style-name="P7"><text:span text:style-name="T29">R</text:span><text:span text:style-name="T7">esponse</text:span><text:span text:style-name="T25">s</text:span><text:span text:style-name="T7"> </text:span><text:span text:style-name="T29">is</text:span><text:span text:style-name="T16"> </text:span><text:span text:style-name="T6"><text:s/>provided: </text:span><text:span text:style-name="T29">a)</text:span><text:span text:style-name="T6"> </text:span><text:span text:style-name="T32">Define </text:span><text:span text:style-name="T6">heuristics and how they </text:span><text:span text:style-name="T32">are </text:span><text:span text:style-name="T6">used in science; </text:span><text:span text:style-name="T29">answers are</text:span><text:span text:style-name="T18"> highly accurate</text:span></text:p>
                  <text:p text:style-name="P7"/>
                </table:table-cell>
                <table:table-cell table:style-name="Table1.A4" office:value-type="string">
                  <text:p text:style-name="P18"><text:span text:style-name="T16">T</text:span><text:span text:style-name="T6">he a</text:span>ccount provide<text:span text:style-name="T6">s</text:span> complete information; <text:span text:style-name="T6">statements are complete, logical </text:span><text:span text:style-name="T15">and well-formed</text:span></text:p>
                  <text:p text:style-name="P18"/>
                </table:table-cell>
                <table:table-cell table:style-name="Table1.A4" office:value-type="string">
                  <text:p text:style-name="P20"><text:span text:style-name="T17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21"><text:span text:style-name="Strong_20_Emphasis"><text:span text:style-name="T9">Task </text:span></text:span><text:span text:style-name="Strong_20_Emphasis"><text:span text:style-name="T31">4</text:span></text:span><text:span text:style-name="Strong_20_Emphasis"><text:span text:style-name="T9"> </text:span></text:span><text:span text:style-name="Strong_20_Emphasis"><text:span text:style-name="T22">(</text:span></text:span><text:span text:style-name="Strong_20_Emphasis"><text:span text:style-name="T31">9</text:span></text:span><text:span text:style-name="Strong_20_Emphasis"><text:span text:style-name="T22"> pts)</text:span></text:span></text:p>
                </table:table-cell>
                <table:table-cell table:style-name="Table1.A4" office:value-type="string">
                  <text:p text:style-name="P7"><text:span text:style-name="T29">R</text:span><text:span text:style-name="T7">esponse</text:span><text:span text:style-name="T25">s</text:span><text:span text:style-name="T7"> </text:span><text:span text:style-name="T29">is</text:span><text:span text:style-name="T16"> </text:span><text:span text:style-name="T6"><text:s/>provided: </text:span><text:span text:style-name="T29">a)</text:span><text:span text:style-name="T6"> </text:span></text:p>
                  <text:p text:style-name="P7"/>
                  <text:p text:style-name="P18"><text:span text:style-name="T29">answers are</text:span><text:span text:style-name="T18"> highly accurate</text:span></text:p>
                  <text:p text:style-name="P7"/>
                </table:table-cell>
                <table:table-cell table:style-name="Table1.A4" office:value-type="string">
                  <text:p text:style-name="P18"><text:span text:style-name="T16">T</text:span><text:span text:style-name="T6">he a</text:span>ccount provide<text:span text:style-name="T6">s</text:span> complete information; <text:span text:style-name="T6">statements are complete, logical </text:span><text:span text:style-name="T15">and well-formed</text:span></text:p>
                  <text:p text:style-name="P18"/>
                </table:table-cell>
                <table:table-cell table:style-name="Table1.A4" office:value-type="string">
                  <text:p text:style-name="P20"><text:span text:style-name="T17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21"><text:span text:style-name="Strong_20_Emphasis"><text:span text:style-name="T9">Task </text:span></text:span><text:span text:style-name="Strong_20_Emphasis"><text:span text:style-name="T31">5</text:span></text:span><text:span text:style-name="Strong_20_Emphasis"><text:span text:style-name="T9"> </text:span></text:span><text:span text:style-name="Strong_20_Emphasis"><text:span text:style-name="T22">(</text:span></text:span><text:span text:style-name="Strong_20_Emphasis"><text:span text:style-name="T30">3</text:span></text:span><text:span text:style-name="Strong_20_Emphasis"><text:span text:style-name="T22"> pts)</text:span></text:span></text:p>
                </table:table-cell>
                <table:table-cell table:style-name="Table1.A4" office:value-type="string">
                  <text:p text:style-name="P7"><text:span text:style-name="T29">R</text:span><text:span text:style-name="T7">esponse</text:span><text:span text:style-name="T25">s</text:span><text:span text:style-name="T7"> </text:span><text:span text:style-name="T29">is</text:span><text:span text:style-name="T16"> </text:span><text:span text:style-name="T6"><text:s/>provided: </text:span><text:span text:style-name="T29">a)</text:span><text:span text:style-name="T6"> </text:span></text:p>
                  <text:p text:style-name="P7"/>
                  <text:p text:style-name="P18"><text:span text:style-name="T29">answers are</text:span><text:span text:style-name="T18"> highly accurate</text:span></text:p>
                  <text:p text:style-name="P7"/>
                </table:table-cell>
                <table:table-cell table:style-name="Table1.A4" office:value-type="string">
                  <text:p text:style-name="P18"><text:span text:style-name="T16">T</text:span><text:span text:style-name="T6">he a</text:span>ccount provide<text:span text:style-name="T6">s</text:span> complete information; <text:span text:style-name="T6">statements are complete, logical </text:span><text:span text:style-name="T15">and well-formed</text:span></text:p>
                  <text:p text:style-name="P18"/>
                </table:table-cell>
                <table:table-cell table:style-name="Table1.A4" office:value-type="string">
                  <text:p text:style-name="P20"><text:span text:style-name="T17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21"><text:span text:style-name="Strong_20_Emphasis"><text:span text:style-name="T9">Task </text:span></text:span><text:span text:style-name="Strong_20_Emphasis"><text:span text:style-name="T31">6</text:span></text:span><text:span text:style-name="Strong_20_Emphasis"><text:span text:style-name="T9"> </text:span></text:span><text:span text:style-name="Strong_20_Emphasis"><text:span text:style-name="T22">(</text:span></text:span><text:span text:style-name="Strong_20_Emphasis"><text:span text:style-name="T31">9</text:span></text:span><text:span text:style-name="Strong_20_Emphasis"><text:span text:style-name="T22"> pts)</text:span></text:span></text:p>
                </table:table-cell>
                <table:table-cell table:style-name="Table1.A4" office:value-type="string">
                  <text:p text:style-name="P7"><text:span text:style-name="T29">R</text:span><text:span text:style-name="T7">esponse</text:span><text:span text:style-name="T25">s</text:span><text:span text:style-name="T7"> </text:span><text:span text:style-name="T29">is</text:span><text:span text:style-name="T16"> </text:span><text:span text:style-name="T6"><text:s/>provided: </text:span><text:span text:style-name="T29">a)</text:span><text:span text:style-name="T6"> </text:span></text:p>
                  <text:p text:style-name="P7"/>
                  <text:p text:style-name="P18"><text:span text:style-name="T29">answers are</text:span><text:span text:style-name="T18"> highly accurate</text:span></text:p>
                  <text:p text:style-name="P7"/>
                </table:table-cell>
                <table:table-cell table:style-name="Table1.A4" office:value-type="string">
                  <text:p text:style-name="P18"><text:span text:style-name="T16">T</text:span><text:span text:style-name="T6">he a</text:span>ccount provide<text:span text:style-name="T6">s</text:span> complete information; <text:span text:style-name="T6">statements are complete, logical </text:span><text:span text:style-name="T15">and well-formed</text:span></text:p>
                  <text:p text:style-name="P18"><text:soft-page-break/></text:p>
                </table:table-cell>
                <table:table-cell table:style-name="Table1.A4" office:value-type="string">
                  <text:p text:style-name="P20"><text:span text:style-name="T17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21"><text:span text:style-name="Strong_20_Emphasis"><text:span text:style-name="T9">Task </text:span></text:span><text:span text:style-name="Strong_20_Emphasis"><text:span text:style-name="T31">7</text:span></text:span><text:span text:style-name="Strong_20_Emphasis"><text:span text:style-name="T9"> </text:span></text:span><text:span text:style-name="Strong_20_Emphasis"><text:span text:style-name="T22">(</text:span></text:span><text:span text:style-name="Strong_20_Emphasis"><text:span text:style-name="T30">3</text:span></text:span><text:span text:style-name="Strong_20_Emphasis"><text:span text:style-name="T22"> pts)</text:span></text:span></text:p>
                </table:table-cell>
                <table:table-cell table:style-name="Table1.A4" office:value-type="string">
                  <text:p text:style-name="P7"><text:span text:style-name="T29">R</text:span><text:span text:style-name="T7">esponse</text:span><text:span text:style-name="T25">s</text:span><text:span text:style-name="T7"> </text:span><text:span text:style-name="T29">is</text:span><text:span text:style-name="T16"> </text:span><text:span text:style-name="T6"><text:s/>provided: </text:span><text:span text:style-name="T29">a)</text:span><text:span text:style-name="T6"> </text:span></text:p>
                  <text:p text:style-name="P7"/>
                  <text:p text:style-name="P18"><text:span text:style-name="T29">answers are</text:span><text:span text:style-name="T18"> highly accurate</text:span></text:p>
                  <text:p text:style-name="P7"/>
                </table:table-cell>
                <table:table-cell table:style-name="Table1.A4" office:value-type="string">
                  <text:p text:style-name="P18"><text:span text:style-name="T16">T</text:span><text:span text:style-name="T6">he a</text:span>ccount provide<text:span text:style-name="T6">s</text:span> complete information; <text:span text:style-name="T6">statements are complete, logical </text:span><text:span text:style-name="T15">and well-formed</text:span></text:p>
                  <text:p text:style-name="P18"/>
                </table:table-cell>
                <table:table-cell table:style-name="Table1.A4" office:value-type="string">
                  <text:p text:style-name="P20"><text:span text:style-name="T17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21"><text:span text:style-name="Strong_20_Emphasis"><text:span text:style-name="T9">Task </text:span></text:span><text:span text:style-name="Strong_20_Emphasis"><text:span text:style-name="T31">8</text:span></text:span><text:span text:style-name="Strong_20_Emphasis"><text:span text:style-name="T9"> </text:span></text:span><text:span text:style-name="Strong_20_Emphasis"><text:span text:style-name="T22">(</text:span></text:span><text:span text:style-name="Strong_20_Emphasis"><text:span text:style-name="T31">6</text:span></text:span><text:span text:style-name="Strong_20_Emphasis"><text:span text:style-name="T22"> pts)</text:span></text:span></text:p>
                </table:table-cell>
                <table:table-cell table:style-name="Table1.A4" office:value-type="string">
                  <text:p text:style-name="P7"><text:span text:style-name="T29">R</text:span><text:span text:style-name="T7">esponse</text:span><text:span text:style-name="T25">s</text:span><text:span text:style-name="T7"> </text:span><text:span text:style-name="T29">is</text:span><text:span text:style-name="T16"> </text:span><text:span text:style-name="T6"><text:s/>provided: </text:span><text:span text:style-name="T29">a)</text:span><text:span text:style-name="T6"> </text:span></text:p>
                  <text:p text:style-name="P7"/>
                  <text:p text:style-name="P18"><text:span text:style-name="T29">answers are</text:span><text:span text:style-name="T18"> highly accurate</text:span></text:p>
                  <text:p text:style-name="P7"/>
                </table:table-cell>
                <table:table-cell table:style-name="Table1.A4" office:value-type="string">
                  <text:p text:style-name="P18"><text:span text:style-name="T16">T</text:span><text:span text:style-name="T6">he a</text:span>ccount provide<text:span text:style-name="T6">s</text:span> complete information; <text:span text:style-name="T6">statements are complete, logical </text:span><text:span text:style-name="T15">and well-formed</text:span></text:p>
                  <text:p text:style-name="P18"/>
                </table:table-cell>
                <table:table-cell table:style-name="Table1.A4" office:value-type="string">
                  <text:p text:style-name="P20"><text:span text:style-name="T17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10T13:08:38.756211704</dc:date>
    <meta:editing-duration>PT3H15M32S</meta:editing-duration>
    <meta:editing-cycles>55</meta:editing-cycles>
    <meta:generator>LibreOffice/7.3.7.2$Linux_X86_64 LibreOffice_project/30$Build-2</meta:generator>
    <meta:document-statistic meta:table-count="1" meta:image-count="1" meta:object-count="0" meta:page-count="2" meta:paragraph-count="51" meta:word-count="357" meta:character-count="2419" meta:non-whitespace-character-count="2086"/>
  </office:meta>
</office:document-meta>
</file>